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13f6e" officeooo:paragraph-rsid="00013f6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013f6e"/>
    </style:style>
    <style:style style:name="P3" style:family="paragraph" style:parent-style-name="Standard">
      <style:paragraph-properties fo:text-align="start" style:justify-single-word="false"/>
      <style:text-properties fo:font-size="12pt" officeooo:rsid="0002a9c8" officeooo:paragraph-rsid="0002a9c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15a3" officeooo:paragraph-rsid="000415a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19cf" officeooo:paragraph-rsid="000719c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415a3" officeooo:paragraph-rsid="000415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19cf" officeooo:paragraph-rsid="000719c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d00ef" officeooo:paragraph-rsid="000d00ef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2a9c8" officeooo:paragraph-rsid="0002a9c8" style:font-size-asian="10.5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rsid="0002a9c8" officeooo:paragraph-rsid="00039472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0ea79e" officeooo:paragraph-rsid="000ea79e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officeooo:rsid="000415a3" officeooo:paragraph-rsid="000415a3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5bf66" officeooo:paragraph-rsid="0005bf66" style:font-size-asian="10.5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officeooo:rsid="000719cf" officeooo:paragraph-rsid="000719cf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0415a3" officeooo:paragraph-rsid="000415a3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415a3" officeooo:paragraph-rsid="000f4efe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0415a3" officeooo:paragraph-rsid="000415a3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05bf66" officeooo:paragraph-rsid="001083b4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05bf66" officeooo:paragraph-rsid="0005bf66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normal" officeooo:paragraph-rsid="001083b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4ef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9472" style:font-weight-asian="bold" style:font-weight-complex="bold"/>
    </style:style>
    <style:style style:name="T5" style:family="text">
      <style:text-properties fo:font-weight="bold" officeooo:rsid="000415a3" style:font-weight-asian="bold" style:font-weight-complex="bold"/>
    </style:style>
    <style:style style:name="T6" style:family="text">
      <style:text-properties fo:font-weight="bold" officeooo:rsid="000ea79e" style:font-weight-asian="bold" style:font-weight-complex="bold"/>
    </style:style>
    <style:style style:name="T7" style:family="text">
      <style:text-properties fo:font-weight="bold" officeooo:rsid="000f4efe" style:font-weight-asian="bold" style:font-weight-complex="bold"/>
    </style:style>
    <style:style style:name="T8" style:family="text">
      <style:text-properties fo:font-weight="bold" officeooo:rsid="001083b4" style:font-weight-asian="bold" style:font-weight-complex="bold"/>
    </style:style>
    <style:style style:name="T9" style:family="text">
      <style:text-properties fo:font-variant="normal" fo:text-transform="none" fo:color="#0366d6" style:font-name="apple-system" fo:font-size="13.5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officeooo:rsid="001083b4"/>
    </style:style>
    <style:style style:name="T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fo:font-weight="bold" officeooo:rsid="001083b4" style:font-weight-asian="bold" style:font-weight-complex="bold"/>
    </style:style>
    <style:style style:name="T14" style:family="text">
      <style:text-properties fo:font-size="18pt" officeooo:rsid="00013f6e" style:font-size-asian="15.75pt" style:font-size-complex="18pt"/>
    </style:style>
    <style:style style:name="T15" style:family="text">
      <style:text-properties officeooo:rsid="00039472"/>
    </style:style>
    <style:style style:name="T16" style:family="text">
      <style:text-properties officeooo:rsid="000ea79e"/>
    </style:style>
    <style:style style:name="T17" style:family="text">
      <style:text-properties officeooo:rsid="000f4efe"/>
    </style:style>
    <style:style style:name="T18" style:family="text">
      <style:text-properties officeooo:rsid="001083b4"/>
    </style:style>
    <style:style style:name="T19" style:family="text">
      <style:text-properties fo:font-size="12pt" officeooo:rsid="000719cf" style:font-size-asian="10.5pt" style:font-weight-asian="normal" style:font-size-complex="12pt" style:font-weight-complex="normal"/>
    </style:style>
    <style:style style:name="T20" style:family="text">
      <style:text-properties fo:font-size="12pt" officeooo:rsid="001083b4" style:font-size-asian="10.5pt" style:font-weight-asian="normal" style:font-size-complex="12pt" style:font-weight-complex="normal"/>
    </style:style>
    <style:style style:name="T21" style:family="text">
      <style:text-properties officeooo:rsid="00125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Test Scope for </text:span><text:a xlink:type="simple" xlink:href="https://github.com/knoldus/cc-Image-Detection-DL" text:style-name="Internet_20_link" text:visited-style-name="Visited_20_Internet_20_Link"><text:span text:style-name="Strong_20_Emphasis"><text:span text:style-name="T9">cc-Image-Detection-DL</text:span></text:span></text:a></text:p>
      <text:p text:style-name="P1"/>
      <text:p text:style-name="P3">1. <text:s/>Test if the web interface opens properly in web brower <text:span text:style-name="T21">(localhost:9000 , please use Chrome for best support! )</text:span>:</text:p>
      <text:p text:style-name="P3"/>
      <text:list xml:id="list400178252000971720" text:style-name="L1">
        <text:list-item>
          <text:p text:style-name="P9">Camera Window is visible.</text:p>
        </text:list-item>
        <text:list-item>
          <text:p text:style-name="P9">C<text:span text:style-name="T16">o</text:span>mpare button is visible.</text:p>
        </text:list-item>
        <text:list-item>
          <text:p text:style-name="P11">Add to Collection button is visible.</text:p>
        </text:list-item>
        <text:list-item>
          <text:p text:style-name="P11">Create Collection/Delete Collection button is visible.</text:p>
        </text:list-item>
        <text:list-item>
          <text:p text:style-name="P9">Three textfields for <text:span text:style-name="T3">Add </text:span><text:span text:style-name="T6">to Collection</text:span>/<text:span text:style-name="T3">Create Collection</text:span>/<text:span text:style-name="T3">Delete Collection</text:span> Respectively, are visible.</text:p>
          <text:p text:style-name="P9"/>
        </text:list-item>
      </text:list>
      <text:p text:style-name="P3">2. Test if <text:span text:style-name="T5">Create </text:span><text:span text:style-name="T4">Collection</text:span> is working fine:</text:p>
      <text:p text:style-name="P3"/>
      <text:list xml:id="list3270109579007646507" text:style-name="L2">
        <text:list-item>
          <text:p text:style-name="P10"><text:span text:style-name="T15">Enter a collection name in Textfield opposite to </text:span><text:span text:style-name="T4">Create Collection </text:span><text:span text:style-name="T2">button</text:span><text:span text:style-name="T4">.</text:span></text:p>
        </text:list-item>
        <text:list-item>
          <text:p text:style-name="P10">Click <text:span text:style-name="T4">Create Collection</text:span><text:span text:style-name="T3"> </text:span><text:span text:style-name="T1">button.</text:span></text:p>
          <text:list>
            <text:list-item>
              <text:p text:style-name="P15">It should successfully redirect to the Success Page saying “Collection successfully created.”</text:p>
            </text:list-item>
            <text:list-item>
              <text:p text:style-name="P15">Check logs of Application.</text:p>
            </text:list-item>
          </text:list>
        </text:list-item>
        <text:list-item>
          <text:p text:style-name="P16">Click Back button of browser and Test the Test Case 1 again.</text:p>
        </text:list-item>
        <text:list-item>
          <text:p text:style-name="P16"><text:span text:style-name="T17">Recreating collection with an existing name will result in a message being displayed ”Collection id : XXXX already exists”.</text:span><text:tab/></text:p>
          <text:p text:style-name="P15"/>
        </text:list-item>
      </text:list>
      <text:p text:style-name="P4"><text:span text:style-name="T1">3. Test if </text:span><text:span text:style-name="T3">Add </text:span><text:span text:style-name="T7">to Collection</text:span><text:span text:style-name="T3"> </text:span><text:span text:style-name="T1">is woking fine:</text:span></text:p>
      <text:p text:style-name="P6"/>
      <text:list xml:id="list1892872244743627678" text:style-name="L3">
        <text:list-item>
          <text:p text:style-name="P12"><text:span text:style-name="T1">Enter a Photo name in the textfield opposite to the </text:span><text:span text:style-name="T3">Add </text:span><text:span text:style-name="T7">to Collection</text:span><text:span text:style-name="T3"> </text:span><text:span text:style-name="T1">button and click the button.</text:span></text:p>
        </text:list-item>
        <text:list-item>
          <text:p text:style-name="P17">It must take a Photo of the object appearing in the Camera Window and start uploading it to AWS.</text:p>
        </text:list-item>
        <text:list-item>
          <text:p text:style-name="P17">Check logs of values getting uploaded.</text:p>
        </text:list-item>
        <text:list-item>
          <text:p text:style-name="P12"><text:span text:style-name="T2">After succesful upload,o</text:span><text:span text:style-name="T1">n the web interface it should show the </text:span><text:span text:style-name="T3">information(i.e. </text:span><text:span text:style-name="T7">Message</text:span><text:span text:style-name="T3">:</text:span><text:span text:style-name="T7">Added image successfully,</text:span><text:span text:style-name="T3"> Gender: Male, Beard:true ,</text:span><text:span text:style-name="T7">Has eyeglasses on:flase </text:span><text:span text:style-name="T3">etc.)</text:span><text:span text:style-name="T1"> of the object (captured in the photo) with a nice </text:span><text:span text:style-name="T3">confidence</text:span><text:span text:style-name="T1"> value.</text:span></text:p>
        </text:list-item>
      </text:list>
      <text:p text:style-name="P6"/>
      <text:p text:style-name="P4"><text:span text:style-name="T1">4. Test if the </text:span><text:span text:style-name="T3">Compare Image</text:span><text:span text:style-name="T1"> is working fine:</text:span></text:p>
      <text:p text:style-name="P6"/>
      <text:list xml:id="list5798445012802354545" text:style-name="L4">
        <text:list-item>
          <text:p text:style-name="P18">Enter a collection name <text:span text:style-name="T18">(to compare the captured image to)</text:span>in the textfield opposite <text:span text:style-name="T18">to</text:span> the <text:span text:style-name="T3">Create Collection</text:span> <text:span text:style-name="T18">button</text:span>.</text:p>
        </text:list-item>
        <text:list-item>
          <text:p text:style-name="P13"><text:span text:style-name="T1">Click </text:span><text:span text:style-name="T3">Compare Image</text:span><text:span text:style-name="T1"> Button.</text:span></text:p>
        </text:list-item>
        <text:list-item>
          <text:p text:style-name="P13"><text:span text:style-name="T1">It </text:span><text:span text:style-name="T3">must (please check the logs ) </text:span><text:span text:style-name="T1">take a picture of the object apprearing in the Camera window and upload it to AWS to be compared.</text:span></text:p>
        </text:list-item>
        <text:list-item>
          <text:p text:style-name="P13"><text:span text:style-name="T1">It should show the similarities and the corresponding confidence between the Photo Existing in </text:span><text:span text:style-name="T8">g</text:span><text:span text:style-name="T3">iven Collection</text:span><text:span text:style-name="T1"> to the taken Image. It should show no image found if there is no similar image in the collection.</text:span></text:p>
          <text:p text:style-name="P19"/>
        </text:list-item>
      </text:list>
      <text:p text:style-name="P5"><text:span text:style-name="T1">5. Test if the </text:span><text:span text:style-name="T3">Delete Collection</text:span><text:span text:style-name="T1"> is working fine:</text:span></text:p>
      <text:p text:style-name="P7"/>
      <text:list xml:id="list544808572783739793" text:style-name="L5">
        <text:list-item>
          <text:p text:style-name="P14"><text:span text:style-name="T1">Enter the Collection name in the textfield opposite to the </text:span><text:span text:style-name="T3">Delete Collection</text:span><text:span text:style-name="T1"> button.</text:span></text:p>
        </text:list-item>
        <text:list-item>
          <text:p text:style-name="P20"><text:soft-page-break/><text:span text:style-name="T19">Click the Button it must delete the collection and show success page if the collection exists.</text:span><text:span text:style-name="T20">Else it would display a message stating “</text:span><text:span text:style-name="T12">Collection deletion failed!The collection id: </text:span><text:span text:style-name="T13">XXXX</text:span><text:span text:style-name="T12"> does not exist</text:span><text:span text:style-name="T20">”.</text:span></text:p>
        </text:list-item>
      </text:list>
      <text:p text:style-name="P7"/>
      <text:p text:style-name="P8">All of the Above are Positive and the expected cases. Please go ahead with the QA skills to test the negative test cases and notif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3:54:46.382094192</meta:creation-date>
    <meta:editing-duration>PT29M59S</meta:editing-duration>
    <meta:editing-cycles>10</meta:editing-cycles>
    <meta:generator>LibreOffice/5.1.6.2$Linux_X86_64 LibreOffice_project/10m0$Build-2</meta:generator>
    <dc:date>2017-07-05T16:08:46.239326150</dc:date>
    <meta:document-statistic meta:table-count="0" meta:image-count="0" meta:object-count="0" meta:page-count="2" meta:paragraph-count="31" meta:word-count="404" meta:character-count="2377" meta:non-whitespace-character-count="2023"/>
  </office:meta>
</office:document-meta>
</file>